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fill-color="#b4c7dc" loext:fill-use-slide-background="false" draw:textarea-horizontal-align="justify" draw:textarea-vertical-align="middle" draw:auto-grow-height="false" fo:min-height="4.75cm" fo:min-width="9.5cm" fo:padding-top="0.125cm" fo:padding-bottom="0.125cm" fo:padding-left="0.25cm" fo:padding-right="0.2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44cm" fo:min-width="0cm" loext:decorative="false"/>
    </style:style>
    <style:style style:name="gr3" style:family="graphic" style:parent-style-name="standard">
      <style:graphic-properties svg:stroke-width="0cm" draw:marker-start-width="0.2cm" draw:marker-end-width="0.2cm" draw:fill="solid" draw:fill-color="#b4c7dc" loext:fill-use-slide-background="false" draw:textarea-horizontal-align="justify" draw:textarea-vertical-align="middle" draw:auto-grow-height="false" fo:min-height="6.25cm" fo:min-width="9.75cm" fo:padding-top="0.125cm" fo:padding-bottom="0.125cm" fo:padding-left="0.25cm" fo:padding-right="0.25cm" loext:decorative="fals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in-height="3.073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in-height="4.097cm" loext:decorative="false"/>
      <style:paragraph-properties style:writing-mode="lr-tb"/>
    </style:style>
    <style:style style:name="gr7" style:family="graphic" style:parent-style-name="standard">
      <style:graphic-properties svg:stroke-width="0cm" draw:marker-start-width="0.2cm" draw:marker-end-width="0.2cm" draw:fill="solid" draw:fill-color="#b4c7dc" loext:fill-use-slide-background="false" draw:textarea-horizontal-align="justify" draw:textarea-vertical-align="middle" draw:auto-grow-height="false" fo:min-height="3.75cm" fo:min-width="9.75cm" fo:padding-top="0.125cm" fo:padding-bottom="0.125cm" fo:padding-left="0.25cm" fo:padding-right="0.25cm" loext:decorative="fals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in-height="2.287cm" loext:decorative="false"/>
      <style:paragraph-properties style:writing-mode="lr-tb"/>
    </style:style>
    <style:style style:name="P1" style:family="paragraph">
      <loext:graphic-properties draw:fill="solid" draw:fill-color="#b4c7dc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0cm" svg:height="5cm" svg:x="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1.25cm" svg:x="7.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10.25cm" svg:height="6.5cm" svg:x="2.75cm" svg:y="7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cm" svg:height="0.763cm" svg:x="3.25cm" svg:y="1.75cm">
          <draw:text-box>
            <text:p>AudioItem</text:p>
          </draw:text-box>
        </draw:frame>
        <draw:frame draw:style-name="gr5" draw:text-style-name="P4" draw:layer="layout" svg:width="9.5cm" svg:height="3.323cm" svg:x="3.25cm" svg:y="2.987cm">
          <draw:text-box>
            <text:p>Getiona la reubicación <text:s/>de los item</text:p>
            <text:p/>
            <text:p>SetFilePath</text:p>
            <text:p>setSecond</text:p>
            <text:p>filePath</text:p>
            <text:p>second</text:p>
          </draw:text-box>
        </draw:frame>
        <draw:frame draw:style-name="gr4" draw:text-style-name="P4" draw:layer="layout" svg:width="3.75cm" svg:height="0.763cm" svg:x="3cm" svg:y="8cm">
          <draw:text-box>
            <text:p>AudioItemMaxi</text:p>
          </draw:text-box>
        </draw:frame>
        <draw:frame draw:style-name="gr6" draw:text-style-name="P4" draw:layer="layout" svg:width="9.5cm" svg:height="4.347cm" svg:x="3cm" svg:y="8.927cm">
          <draw:text-box>
            <text:p>Crea las zonas layou botones label etc.</text:p>
            <text:p/>
            <text:p>setNameFile</text:p>
            <text:p>setTiempoFile</text:p>
            <text:p>nameFile</text:p>
            <text:p>OnDeleteClicked emite la señal emit requestDelete(this); </text:p>
            <text:p/>
          </draw:text-box>
        </draw:frame>
        <draw:custom-shape draw:style-name="gr7" draw:text-style-name="P3" draw:layer="layout" svg:width="10.25cm" svg:height="4cm" svg:x="2.75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.25cm" svg:x="7.25cm" svg:y="1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4.5cm" svg:height="0.763cm" svg:x="3cm" svg:y="15.75cm">
          <draw:text-box>
            <text:p>AudioItemFileMaxi</text:p>
          </draw:text-box>
        </draw:frame>
        <draw:frame draw:style-name="gr8" draw:text-style-name="P4" draw:layer="layout" svg:width="9.5cm" svg:height="2.537cm" svg:x="3cm" svg:y="16.713cm">
          <draw:text-box>
            <text:p>AudioItemFileMaxi::copy crea las copia para los paste</text:p>
            <text:p/>
            <text:p/>
          </draw:text-box>
        </draw:frame>
      </draw:page>
      <draw:page draw:name="page2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20T08:38:09.263000000</meta:creation-date>
    <dc:date>2026-03-16T13:50:34.704000000</dc:date>
    <meta:editing-duration>PT23M6S</meta:editing-duration>
    <meta:editing-cycles>11</meta:editing-cycles>
    <meta:generator>LibreOffice/24.2.2.2$Windows_X86_64 LibreOffice_project/d56cc158d8a96260b836f100ef4b4ef25d6f1a01</meta:generator>
    <meta:document-statistic meta:object-count="11"/>
  </office:meta>
</office:document-meta>
</file>